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0ac589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re’s a curated list of free resources for each Focus Area in your 12-month Data Analytics syllabus, organized to support the tasks and objectives outlined earlier. Resources include books, courses, tools, and practical guides from the search results:</text:p>
      <text:p text:style-name="Standard"/>
      <text:h text:style-name="Heading_20_1" text:outline-level="1"><text:s/>1. Foundations (Months 1–2) <text:s/></text:h>
      <text:p text:style-name="Standard">Topics: Python basics, data ethics, descriptive statistics. <text:s/></text:p>
      <text:p text:style-name="Standard">- <text:span text:style-name="T1">Books</text:span>: <text:s/></text:p>
      <text:p text:style-name="Standard"><text:s text:c="2"/>- Python for Data Analysis by Wes McKinney (Free PDF). <text:s/></text:p>
      <text:p text:style-name="Standard"><text:s text:c="2"/>- Mathematical Foundations for Data Analysis by Jeff M. Phillips (Free PDF). <text:s/></text:p>
      <text:p text:style-name="Standard">- <text:span text:style-name="T1">Courses: <text:s/></text:span></text:p>
      <text:p text:style-name="Standard"><text:s text:c="2"/>- Google Data Analytics Certificate (Coursera, free audit) – Covers Python basics and ethics. <text:s/></text:p>
      <text:p text:style-name="Standard"><text:s text:c="2"/>- Harvard’s Statistics and R MOOC – For statistical fundamentals. <text:s/></text:p>
      <text:p text:style-name="Standard">- <text:span text:style-name="T1">Tools: </text:span><text:s/></text:p>
      <text:p text:style-name="Standard"><text:s text:c="2"/>- FreeCodeCamp’s Data Analysis with Python – Hands-on Python practice. <text:s/></text:p>
      <text:p text:style-name="Standard"><text:s text:c="2"/>- Kaggle’s Intro to Programming – Interactive Python exercises. <text:s/></text:p>
      <text:p text:style-name="Standard"/>
      <text:h text:style-name="Heading_20_1" text:outline-level="1"><text:s/>2. Data Manipulation (Months 3–4) <text:s/></text:h>
      <text:p text:style-name="Standard">Topics: SQL, Advanced Excel, data cleaning. <text:s/></text:p>
      <text:p text:style-name="Standard">- <text:span text:style-name="T1">Books</text:span>: <text:s/></text:p>
      <text:p text:style-name="Standard"><text:s text:c="2"/>- SQL for Data Science (IBM’s free course on edX). <text:s/></text:p>
      <text:p text:style-name="Standard"><text:s text:c="2"/>- Data Analytics Made Accessible (Free eBook). <text:s/></text:p>
      <text:p text:style-name="Standard">- <text:span text:style-name="T1">Courses</text:span>: <text:s/></text:p>
      <text:p text:style-name="Standard"><text:s text:c="2"/>- SQL ZOO Tutorial – Interactive SQL practice. <text:s/></text:p>
      <text:p text:style-name="Standard"><text:s text:c="2"/>- Codecademy’s Analyze Data with Microsoft Excel – Advanced Excel training. <text:s/></text:p>
      <text:p text:style-name="Standard">- <text:span text:style-name="T1">Tools</text:span>: <text:s/></text:p>
      <text:p text:style-name="Standard"><text:s text:c="2"/>- HackerRank SQL Challenges – For query optimization. <text:s/></text:p>
      <text:p text:style-name="Standard">- Google Sheets Pivot Table Tutorials.</text:p>
      <text:p text:style-name="Standard"/>
      <text:h text:style-name="Heading_20_1" text:outline-level="1"><text:s/>3. Stats &amp; Visualization (Months 5–6) <text:s/></text:h>
      <text:p text:style-name="Standard">Topics: Regression, Tableau, storytelling. <text:s/></text:p>
      <text:p text:style-name="Standard">- <text:span text:style-name="T1">Books</text:span>: <text:s/></text:p>
      <text:p text:style-name="Standard"><text:s text:c="2"/>- Advanced Data Analysis from an Elementary Point of View (Free PDF). <text:s/></text:p>
      <text:p text:style-name="Standard"><text:s text:c="2"/>- ggplot2: Elegant Graphics for Data Analysis (Free GitHub resource). <text:s/></text:p>
      <text:p text:style-name="Standard">- <text:span text:style-name="T1">Courses</text:span>: <text:s/></text:p>
      <text:p text:style-name="Standard"><text:s text:c="2"/>- Tableau Public Tutorials – Free visualization training. <text:s/></text:p>
      <text:p text:style-name="Standard"><text:s text:c="2"/>- Harvard’s Data Science: Visualization – Principles of data storytelling. <text:s/></text:p>
      <text:p text:style-name="Standard">- <text:span text:style-name="T1">Tools</text:span>: <text:s/></text:p>
      <text:p text:style-name="Standard"><text:s text:c="2"/>- Power BI Desktop – Free dashboard creation. <text:s/></text:p>
      <text:p text:style-name="Standard"><text:s text:c="2"/>- Kaggle’s Data Visualization Course – Guided projects. <text:s/></text:p>
      <text:p text:style-name="Standard"/>
      <text:h text:style-name="Heading_20_1" text:outline-level="1"><text:s/>4. Advanced Analytics (Months 7–8) <text:s/></text:h>
      <text:p text:style-name="Standard">Topics: Machine Learning, NLP, time series. <text:s/></text:p>
      <text:p text:style-name="Standard">- <text:span text:style-name="T1">Books</text:span>: <text:s/></text:p>
      <text:p text:style-name="Standard"><text:s text:c="2"/>- The Elements of Statistical Learning (Free PDF). <text:s/></text:p>
      <text:p text:style-name="Standard"><text:s text:c="2"/>- Bayesian Reasoning and Machine Learning (Free GitHub resource). <text:s/></text:p>
      <text:p text:style-name="Standard"><text:soft-page-break/>- <text:span text:style-name="T1">Courses</text:span>: <text:s/></text:p>
      <text:p text:style-name="Standard"><text:s text:c="2"/>- Harvard’s Machine Learning and AI with Python. <text:s/></text:p>
      <text:p text:style-name="Standard"><text:s text:c="2"/>- Andrew Ng’s Machine Learning (Coursera, free audit). <text:s/></text:p>
      <text:p text:style-name="Standard">- <text:span text:style-name="T1">Tools</text:span>: <text:s/></text:p>
      <text:p text:style-name="Standard"><text:s text:c="2"/>- scikit-learn Documentation – ML implementation guides. <text:s/></text:p>
      <text:p text:style-name="Standard"><text:s text:c="2"/>- NLTK for NLP – Python library tutorials. <text:s/></text:p>
      <text:h text:style-name="P1" text:outline-level="1"><text:s/></text:h>
      <text:h text:style-name="P1" text:outline-level="1">5. Big Data <text:span text:style-name="T1">Tools</text:span> (Months 9–10) <text:s/></text:h>
      <text:p text:style-name="Standard">Topics: Hadoop, Spark, cloud integration. <text:s/></text:p>
      <text:p text:style-name="Standard">- <text:span text:style-name="T1">Books</text:span>: <text:s/></text:p>
      <text:p text:style-name="Standard"><text:s text:c="2"/>- Hadoop权威指南 (清华大学出版社) – Free Chinese textbook. <text:s/></text:p>
      <text:p text:style-name="Standard"><text:s text:c="2"/>- Mining of Massive Datasets (Free PDF). <text:s/></text:p>
      <text:p text:style-name="Standard">- <text:span text:style-name="T1">Courses</text:span>: <text:s/></text:p>
      <text:p text:style-name="Standard"><text:s text:c="2"/>- 中央财经大学’s Big Data Analysis MOOC (Chinese). <text:s/></text:p>
      <text:p text:style-name="Standard"><text:s text:c="2"/>- AWS Data Analytics Fundamentals – Cloud tools training. <text:s/></text:p>
      <text:p text:style-name="Standard">- <text:span text:style-name="T1">Tools</text:span>: <text:s/></text:p>
      <text:p text:style-name="Standard"><text:s text:c="2"/>- Apache Spark Documentation – PySpark tutorials. <text:s/></text:p>
      <text:p text:style-name="Standard"><text:s text:c="2"/>- Google Cloud Free Tier – For Hadoop/Spark deployment. <text:s/></text:p>
      <text:p text:style-name="Standard"/>
      <text:h text:style-name="Heading_20_1" text:outline-level="1"><text:s/>6. Capstone &amp; Specialization (Months 11–12) <text:s/></text:h>
      <text:p text:style-name="Standard">Topics: Industry projects, portfolio development. <text:s/></text:p>
      <text:p text:style-name="Standard">- <text:span text:style-name="T1">Books</text:span>: <text:s/></text:p>
      <text:p text:style-name="Standard"><text:s text:c="2"/>- Data Science: An Introduction (Wikibook). <text:s/></text:p>
      <text:p text:style-name="Standard"><text:s text:c="2"/>- Data Journalism Handbook – For storytelling. <text:s/></text:p>
      <text:p text:style-name="Standard">- <text:span text:style-name="T1">Courses</text:span>: <text:s/></text:p>
      <text:p text:style-name="Standard"><text:s text:c="2"/>- IBM’s Data Analytics Capstone Project (edX). <text:s/></text:p>
      <text:p text:style-name="Standard"><text:s text:c="2"/>- Kaggle Competitions – Real-world datasets. <text:s/></text:p>
      <text:p text:style-name="Standard">- <text:span text:style-name="T1">Tools</text:span>: <text:s/></text:p>
      <text:p text:style-name="Standard"><text:s text:c="2"/>- GitHub Pages – Portfolio hosting. <text:s/></text:p>
      <text:p text:style-name="Standard"><text:s text:c="2"/>- Tableau Public Profile – Showcase dashboards. <text:s/></text:p>
      <text:p text:style-name="Standard"/>
      <text:p text:style-name="Standard"/>
      <text:p text:style-name="Standard"/>
      <text:p text:style-name="Standard"><text:s/>Additional Resources <text:s/></text:p>
      <text:p text:style-name="Standard">1. MOOCs: <text:s/></text:p>
      <text:p text:style-name="Standard"><text:s text:c="3"/>- 中国大学MOOC – Chinese courses like 大数据分析与应用. <text:s/></text:p>
      <text:p text:style-name="Standard"><text:s text:c="3"/>- edX Free <text:span text:style-name="T1">Courses</text:span> – MIT’s The Analytics Edge. <text:s/></text:p>
      <text:p text:style-name="Standard">2. Certifications: <text:s/></text:p>
      <text:p text:style-name="Standard"><text:s text:c="3"/>- Google Advanced Data Analytics Certificate (Coursera). <text:s/></text:p>
      <text:p text:style-name="Standard"><text:s text:c="3"/>- Microsoft Power BI Certification (PL-300 Exam prep). <text:s/></text:p>
      <text:p text:style-name="Standard">3. Communities: <text:s/></text:p>
      <text:p text:style-name="Standard"><text:s text:c="3"/>- Kaggle Forums – Peer support. <text:s/></text:p>
      <text:p text:style-name="Standard"><text:s text:c="3"/>- GitHub Repositories – Open-source projects. <text:s/></text:p>
      <text:p text:style-name="Standard"/>
      <text:p text:style-name="Standard"/>
      <text:p text:style-name="Standard"/>
      <text:p text:style-name="Standard"><text:s/>Key Notes <text:s/></text:p>
      <text:p text:style-name="Standard"><text:soft-page-break/>- Prioritize project-based learning using datasets from Kaggle or Google Dataset Search. <text:s/></text:p>
      <text:p text:style-name="Standard">- Use free tiers of tools like Tableau Public, Google Colab, and AWS to avoid costs. <text:s/></text:p>
      <text:p text:style-name="Standard">- Supplement coursework with free e<text:span text:style-name="T1">Books</text:span> from Info<text:span text:style-name="T1">Books</text:span>.org and GitHub repositories. 🚀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JM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JM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7:05:35.707000000</meta:creation-date>
    <dc:date>2025-01-27T08:00:59.343000000</dc:date>
    <meta:editing-duration>PT14H23M53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3" meta:paragraph-count="82" meta:word-count="547" meta:character-count="3712" meta:non-whitespace-character-count="3005"/>
  </office:meta>
</office:document-meta>
</file>